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pyexcel_sheet1">
        <table:table-row>
          <table:table-cell office:value-type="string">
            <text:p/>
          </table:table-cell>
          <table:table-cell office:value-type="string">
            <text:p>Account-Name</text:p>
          </table:table-cell>
          <table:table-cell office:value-type="string">
            <text:p>Current-Page</text:p>
          </table:table-cell>
          <table:table-cell office:value-type="string">
            <text:p>Reading</text:p>
          </table:table-cell>
        </table:table-row>
        <table:table-row>
          <table:table-cell office:value-type="float" office:value="0">
            <text:p/>
          </table:table-cell>
          <table:table-cell office:value-type="string">
            <text:p>ysF6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gia3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s3Qa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Jiv7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nted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